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5pt" style:font-size-asian="15pt" style:font-size-complex="15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5pt" fo:language="en" fo:country="US" officeooo:rsid="00024f0e" officeooo:paragraph-rsid="00024f0e" style:font-size-asian="15pt" style:font-size-complex="15pt"/>
    </style:style>
    <style:style style:name="T1" style:family="text">
      <style:text-properties fo:font-variant="normal" fo:text-transform="none" fo:color="#2c2d30" loext:opacity="100%" style:font-name="Roboto" fo:font-size="5.65000009536743pt" fo:letter-spacing="normal" fo:font-style="normal" fo:font-weight="normal"/>
    </style:style>
    <style:style style:name="T2" style:family="text">
      <style:text-properties fo:font-variant="normal" fo:text-transform="none" fo:color="#2c2d3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2c2d30" loext:opacity="100%" fo:letter-spacing="normal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 </text:span><text:span text:style-name="T2">Когда используется критерий Стьюдента, а когда Z –критерий?</text:span> </text:p>
      <text:p text:style-name="P2">Z-<text:span text:style-name="T4">критерий используется, когда известно среднеквадратичное отклонение в генеральной совокупности, если СКО не известно, то используют критерий Стьюден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1:59:08.769000000</meta:creation-date>
    <dc:date>2023-06-08T13:35:43.102000000</dc:date>
    <meta:editing-duration>PT1H36M3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" meta:word-count="25" meta:character-count="214" meta:non-whitespace-character-count="189"/>
  </office:meta>
</office:document-meta>
</file>